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xmlns:its="http://www.w3.org/2005/11/its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aragraph one.</text:p>
      <text:section text:name="lipsum" text:style-name="Sect1">
        <text:p text:style-name="Text_20_body">To translate <text:span its:translate="no">NOT to translate <text:span its:translate="yes">but translate this</text:span></text:span>.</text:p>
        <text:p text:style-name="Text_20_body">Text with <text:span its:locNote="Localization Note">a note</text:span>. More text <text:span its:locNote="Localization Node Outer" its:locNoteType="alert">with a note <text:span its:locNote="Localization Node Inner">and another note</text:span></text:span>.</text:p>
        <text:p text:style-name="Text_20_body">Maecenas scelerisque, elit sit amet
					mattis dapibus, lacus erat euismod nunc, eu tincidunt orci dui non
					leo. Ut dapibus varius tellus, vitae scelerisque nunc elementum sit
					amet.</text:p>
        <text:p text:style-name="Text_20_body">Text with <text:span its:term="yes" its:termConfidence="0.8" its:annotatorsRef="terminology|abc">a very long term <text:span its:translate="no">made of several words</text:span></text:span> and more text.</text:p>
        <text:p text:style-name="Text_20_body">Locale filter: <text:span its:localeFilterList="fr">for FR</text:span> and <text:span its:localeFilterList="fr" its:localeFilterType="exclude">Not for FR</text:span>.</text:p>
        <text:p text:style-name="Text_20_body">Vestibulum ante ipsum primis in
					faucibus orci luctus et ultrices posuere cubilia Curae; Fusce
					porttitor augue at dolor egestas rhoncus. Nullam malesuada blandit
					nulla a pulvinar. Integer congue porta gravida. Morbi nisi odio,
					vestibulum at varius vel, posuere vitae elit. Sed leo nulla,
					venenatis a consectetur eu, elementum quis nisl. Vivamus faucibus
					euismod lorem nec egestas. Integer sagittis sodales orci in
					commodo. Nullam vel urna a risus facilisis laoreet a quis purus.
					Class aptent taciti sociosqu ad litora torquent per conubia nostra,
					per inceptos himenaeos.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le of the Document</dc:title>
    <dc:description>Comments</dc:description>
    <dc:subject>Subject text</dc:subject>
    <meta:creation-date>2008-10-04T06:12:24</meta:creation-date>
    <dc:date>2009-01-09T14:52:57.98</dc:date>
    <meta:keyword>Keyword text</meta:keyword>
    <dc:language>en-US</dc:language>
    <meta:editing-cycles>30</meta:editing-cycles>
    <meta:editing-duration>PT00H45M06S</meta:editing-duration>
    <dc:creator>Yves Savourel</dc:creator>
    <meta:document-statistic meta:table-count="1" meta:image-count="1" meta:object-count="0" meta:page-count="2" meta:paragraph-count="41" meta:word-count="208" meta:character-count="1231"/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</office:meta>
</office:document-meta>
</file>